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79d1c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953cm" svg:height="4.953cm" svg:x="4.429cm" svg:y="8.494cm">
          <text:p text:style-name="P1">Nuttx_si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4.953cm" svg:height="4.953cm" svg:x="4.429cm" svg:y="14.591cm">
          <text:p text:style-name="P1">Player abstraction 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4.953cm" svg:height="4.953cm" svg:x="4.429cm" svg:y="20.685cm">
          <text:p text:style-name="P1">Player+Gaze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4.953cm" svg:height="4.953cm" svg:x="12.049cm" svg:y="14.588cm">
          <text:p text:style-name="P1">Hard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4.953cm" svg:height="4.953cm" svg:x="12.049cm" svg:y="20.685cm">
          <text:p text:style-name="P1">Wor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4.953cm" svg:height="4.953cm" svg:x="12.049cm" svg:y="8.491cm">
          <text:p text:style-name="P1">Nutt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12.446cm" svg:height="4.953cm" svg:x="4.556cm" svg:y="1.297cm">
          <text:p text:style-name="P1">Nuttx tas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0.779cm" svg:y1="6.25cm" svg:x2="6.905cm" svg:y2="8.494cm" draw:start-shape="id1" draw:start-glue-point="2" draw:end-shape="id2" draw:end-glue-point="0" svg:d="M10779 6250c0 1683-3874 561-3874 2244" svg:viewBox="0 0 3875 2245">
          <text:p/>
        </draw:connector>
        <draw:connector draw:style-name="gr4" draw:text-style-name="P1" draw:layer="layout" draw:type="curve" svg:x1="6.905cm" svg:y1="13.447cm" svg:x2="6.905cm" svg:y2="14.591cm" draw:start-shape="id2" draw:start-glue-point="2" draw:end-shape="id3" draw:end-glue-point="0" svg:d="M6905 13447v1144" svg:viewBox="0 0 1 1145">
          <text:p/>
        </draw:connector>
        <draw:connector draw:style-name="gr4" draw:text-style-name="P1" draw:layer="layout" draw:type="curve" svg:x1="6.905cm" svg:y1="19.544cm" svg:x2="6.905cm" svg:y2="20.685cm" draw:start-shape="id3" draw:end-shape="id4" svg:d="M6905 19544v1141" svg:viewBox="0 0 1 1142">
          <text:p/>
        </draw:connector>
        <draw:connector draw:style-name="gr4" draw:text-style-name="P1" draw:layer="layout" draw:type="curve" svg:x1="10.779cm" svg:y1="6.25cm" svg:x2="14.525cm" svg:y2="8.491cm" draw:start-shape="id1" draw:end-shape="id5" svg:d="M10779 6250c0 1680 3746 560 3746 2241" svg:viewBox="0 0 3747 2242">
          <text:p/>
        </draw:connector>
        <draw:connector draw:style-name="gr4" draw:text-style-name="P1" draw:layer="layout" draw:type="curve" svg:x1="14.525cm" svg:y1="13.444cm" svg:x2="14.525cm" svg:y2="14.588cm" draw:start-shape="id5" draw:end-shape="id6" svg:d="M14525 13444v1144" svg:viewBox="0 0 1 1145">
          <text:p/>
        </draw:connector>
        <draw:connector draw:style-name="gr4" draw:text-style-name="P1" draw:layer="layout" draw:type="curve" svg:x1="14.525cm" svg:y1="19.541cm" svg:x2="14.525cm" svg:y2="20.685cm" draw:start-shape="id6" draw:end-shape="id7" svg:d="M14525 19541v1144" svg:viewBox="0 0 1 11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5T21:48:24.911525625</meta:creation-date>
    <dc:date>2015-01-25T22:27:47.087238026</dc:date>
    <meta:editing-duration>PT9M1S</meta:editing-duration>
    <meta:editing-cycles>2</meta:editing-cycles>
    <meta:generator>LibreOffice/4.2.7.2$Linux_X86_64 LibreOffice_project/420m0$Build-2</meta:generator>
    <meta:document-statistic meta:object-count="13"/>
  </office:meta>
</office:document-meta>
</file>